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1970B348BA9DE626.jpg" manifest:media-type="image/jpeg"/>
  <manifest:file-entry manifest:full-path="Pictures/10000201000001F50000016151D33150289D31FE.png" manifest:media-type="image/png"/>
  <manifest:file-entry manifest:full-path="Pictures/10000201000001600000006F7D96B7A547D08C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55cm" fo:min-width="6.8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91cm, 0.84cm, 2.853cm, 8.22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48cm, 5.034cm, 2.796cm, 4.194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91cm, 9.06cm, 2.853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.45cm" fo:min-width="9.1cm"/>
    </style:style>
    <style:style style:name="gr7" style:family="graphic" style:parent-style-name="Objet_20_sans_20_remplissage_20_et_20_sans_20_ligne">
      <style:graphic-properties draw:stroke="none" svg:stroke-width="0.018cm" svg:stroke-color="#ffffff" draw:marker-start-width="0.227cm" draw:marker-end-width="0.227cm" draw:textarea-vertical-align="middle" draw:color-mode="standard" draw:luminance="0%" draw:contrast="0%" draw:gamma="100%" draw:red="0%" draw:green="0%" draw:blue="0%" fo:clip="rect(2.694cm, 1.149cm, 2.896cm, 9.931cm)" draw:image-opacity="100%" style:mirror="none"/>
    </style:style>
    <style:style style:name="gr8" style:family="graphic" style:parent-style-name="Objet_20_sans_20_remplissage_20_et_20_sans_20_ligne">
      <style:graphic-properties draw:stroke="none" draw:textarea-vertical-align="middle" draw:color-mode="standard" draw:luminance="0%" draw:contrast="0%" draw:gamma="100%" draw:red="0%" draw:green="0%" draw:blue="0%" fo:clip="rect(2.694cm, 5.941cm, 2.896cm, 4.94cm)" draw:image-opacity="100%" style:mirror="none"/>
    </style:style>
    <style:style style:name="gr9" style:family="graphic" style:parent-style-name="Objet_20_sans_20_remplissage_20_et_20_sans_20_ligne">
      <style:graphic-properties draw:stroke="none" draw:textarea-vertical-align="middle" draw:color-mode="standard" draw:luminance="0%" draw:contrast="0%" draw:gamma="100%" draw:red="0%" draw:green="0%" draw:blue="0%" fo:clip="rect(2.694cm, 10.932cm, 2.896cm, 0cm)" draw:image-opacity="100%" style:mirror="none"/>
    </style:style>
    <style:style style:name="gr10" style:family="graphic" style:parent-style-name="objectwithoutfill">
      <style:graphic-properties svg:stroke-width="0.159cm" svg:stroke-color="#3333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  <style:text-properties fo:color="#333333"/>
    </style:style>
    <style:style style:name="P6" style:family="paragraph">
      <loext:graphic-properties draw:fill="none" draw:fill-color="#ffffff"/>
      <style:paragraph-properties fo:text-align="center"/>
      <style:text-properties fo:color="#333333"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333333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6" draw:id="id6" draw:layer="layout" svg:width="7.3cm" svg:height="6.8cm" svg:x="20.7cm" svg:y="9.8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2.499cm" svg:height="2.499cm" svg:x="25.001cm" svg:y="13.801cm">
              <draw:image xlink:href="Pictures/10000201000001F50000016151D33150289D31FE.png" xlink:type="simple" xlink:show="embed" xlink:actuate="onLoad">
                <text:p/>
              </draw:image>
            </draw:frame>
            <draw:frame draw:style-name="gr3" draw:text-style-name="P2" draw:layer="layout" svg:width="2.399cm" svg:height="2.499cm" svg:x="24.802cm" svg:y="10.6cm">
              <draw:image xlink:href="Pictures/10000201000001F50000016151D33150289D31FE.png" xlink:type="simple" xlink:show="embed" xlink:actuate="onLoad">
                <text:p/>
              </draw:image>
            </draw:frame>
            <draw:frame draw:style-name="gr4" draw:text-style-name="P2" draw:layer="layout" svg:width="2.499cm" svg:height="2.499cm" svg:x="21.601cm" svg:y="12.001cm">
              <draw:image xlink:href="Pictures/10000201000001F50000016151D33150289D31FE.png" xlink:type="simple" xlink:show="embed" xlink:actuate="onLoad">
                <text:p/>
              </draw:image>
            </draw:frame>
          </draw:g>
        </draw:g>
        <draw:frame draw:style-name="gr5" draw:text-style-name="P3" draw:layer="layout" svg:width="10.044cm" svg:height="3.166cm" svg:x="11.056cm" svg:y="1.134cm">
          <draw:image xlink:href="Pictures/10000201000001600000006F7D96B7A547D08C9C.png" xlink:type="simple" xlink:show="embed" xlink:actuate="onLoad">
            <text:p/>
          </draw:image>
        </draw:frame>
        <draw:g>
          <draw:custom-shape draw:style-name="gr6" draw:text-style-name="P1" xml:id="id2" draw:id="id2" draw:layer="layout" svg:width="9.6cm" svg:height="6.7cm" svg:x="1.1cm" svg:y="9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074cm" svg:height="5.382cm" svg:x="1.863cm" svg:y="10.359cm">
            <draw:image xlink:href="Pictures/1000000000000258000001901970B348BA9DE626.jpg" xlink:type="simple" xlink:show="embed" xlink:actuate="onLoad">
              <text:p/>
            </draw:image>
          </draw:frame>
        </draw:g>
        <draw:g xml:id="id7" draw:id="id7">
          <draw:custom-shape draw:style-name="gr1" draw:text-style-name="P1" xml:id="id4" draw:id="id4" draw:layer="layout" svg:width="7.3cm" svg:height="6.8cm" svg:x="11.9cm" svg:y="12.3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399cm" svg:height="2.499cm" svg:x="16cm" svg:y="12.901cm">
              <draw:image xlink:href="Pictures/1000000000000258000001901970B348BA9DE626.jpg" xlink:type="simple" xlink:show="embed" xlink:actuate="onLoad">
                <text:p/>
              </draw:image>
            </draw:frame>
            <draw:frame draw:style-name="gr8" draw:text-style-name="P2" draw:layer="layout" svg:width="2.499cm" svg:height="2.499cm" svg:x="15.501cm" svg:y="16.201cm">
              <draw:image xlink:href="Pictures/1000000000000258000001901970B348BA9DE626.jpg" xlink:type="simple" xlink:show="embed" xlink:actuate="onLoad">
                <text:p/>
              </draw:image>
            </draw:frame>
            <draw:frame draw:style-name="gr9" draw:text-style-name="P2" draw:layer="layout" svg:width="2.474cm" svg:height="2.499cm" svg:x="12.8cm" svg:y="13.901cm">
              <draw:image xlink:href="Pictures/1000000000000258000001901970B348BA9DE626.jpg" xlink:type="simple" xlink:show="embed" xlink:actuate="onLoad">
                <text:p/>
              </draw:image>
            </draw:frame>
          </draw:g>
        </draw:g>
        <draw:connector draw:style-name="gr10" draw:text-style-name="P3" draw:layer="layout" draw:type="curve" svg:x1="11.844cm" svg:y1="6.316cm" svg:x2="5.9cm" svg:y2="9.7cm" draw:start-shape="id1" draw:start-glue-point="2" draw:end-shape="id2" draw:end-glue-point="0" svg:d="M11844 6316c0 2538-5944 846-5944 3384" svg:viewBox="0 0 5945 3385">
          <text:p/>
        </draw:connector>
        <draw:connector draw:style-name="gr10" draw:text-style-name="P3" draw:layer="layout" draw:type="curve" svg:x1="16.344cm" svg:y1="6.316cm" svg:x2="15.55cm" svg:y2="12.3cm" draw:start-shape="id3" draw:end-shape="id4" draw:end-glue-point="0" svg:d="M16344 6316c0 4488-794 1496-794 5984" svg:viewBox="0 0 795 5985">
          <text:p/>
        </draw:connector>
        <draw:connector draw:style-name="gr10" draw:text-style-name="P3" draw:layer="layout" draw:type="curve" svg:x1="20.668cm" svg:y1="6.316cm" svg:x2="24.35cm" svg:y2="9.8cm" draw:start-shape="id5" draw:start-glue-point="2" draw:end-shape="id6" svg:d="M20668 6316c0 2613 3682 871 3682 3484" svg:viewBox="0 0 3683 3485">
          <text:p/>
        </draw:connector>
        <draw:frame draw:style-name="gr11" draw:text-style-name="P4" xml:id="id1" draw:id="id1" draw:layer="layout" svg:width="3.089cm" svg:height="1.432cm" svg:x="10.3cm" svg:y="4.884cm">
          <draw:text-box>
            <text:p text:style-name="P2"><text:span text:style-name="T1">WMS</text:span></text:p>
          </draw:text-box>
        </draw:frame>
        <draw:frame draw:style-name="gr12" draw:text-style-name="P6" xml:id="id3" draw:id="id3" draw:layer="layout" svg:width="3.736cm" svg:height="1.432cm" svg:x="14.476cm" svg:y="4.884cm">
          <draw:text-box>
            <text:p text:style-name="P5"><text:span text:style-name="T1">WMTS</text:span></text:p>
          </draw:text-box>
        </draw:frame>
        <draw:frame draw:style-name="gr12" draw:text-style-name="P7" xml:id="id5" draw:id="id5" draw:layer="layout" svg:width="2.737cm" svg:height="1.432cm" svg:x="19.3cm" svg:y="4.884cm">
          <draw:text-box>
            <text:p text:style-name="P2"><text:span text:style-name="T1">TMS</text:span></text:p>
          </draw:text-box>
        </draw:frame>
        <draw:connector draw:style-name="gr10" draw:text-style-name="P3" draw:layer="layout" draw:type="curve" svg:x1="20.668cm" svg:y1="6.316cm" svg:x2="15.55cm" svg:y2="12.3cm" draw:start-shape="id5" draw:start-glue-point="2" draw:end-shape="id7" draw:end-glue-point="0" svg:d="M20668 6316c0 4488-5118 1496-5118 5984" svg:viewBox="0 0 5119 59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8-11-15T16:32:30.531767242</meta:creation-date>
    <dc:date>2018-11-15T16:56:56.459200051</dc:date>
    <dc:creator>Théo Satabin</dc:creator>
    <meta:editing-duration>PT13M</meta:editing-duration>
    <meta:editing-cycles>4</meta:editing-cycles>
    <meta:generator>LibreOffice/6.0.6.2$Linux_X86_64 LibreOffice_project/00m0$Build-2</meta:generator>
    <meta:document-statistic meta:object-count="23"/>
  </office:meta>
</office:document-meta>
</file>